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s" fo:country="MX" officeooo:rsid="0018f44c" officeooo:paragraph-rsid="00053316" style:font-size-asian="10.5pt"/>
    </style:style>
    <style:style style:name="P2" style:family="paragraph" style:parent-style-name="Standard" style:list-style-name="L1">
      <style:text-properties fo:language="es" fo:country="MX" officeooo:rsid="00053316" officeooo:paragraph-rsid="00053316" style:font-size-asian="10.5pt"/>
    </style:style>
    <style:style style:name="T1" style:family="text">
      <style:text-properties officeooo:rsid="0005331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uta Daily Standup Meeting</text:p>
      <text:p text:style-name="P1"><text:span text:style-name="T1">5</text:span> mayo 2016</text:p>
      <text:p text:style-name="P1"/>
      <text:list xml:id="list6122068140643498082" text:style-name="L1">
        <text:list-item>
          <text:p text:style-name="P2">Se definió utilizar Sails.js para el desarrollo del proyecto.</text:p>
        </text:list-item>
        <text:list-item>
          <text:p text:style-name="P2">Se creó un canal en el grupo de trabajo de Slack con el que contamos para discutir conflictos y avances pequeños que se presenten diariament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08:44:59.726019748</meta:creation-date>
    <dc:date>2018-05-06T08:46:51.711520637</dc:date>
    <meta:editing-duration>PT1M52S</meta:editing-duration>
    <meta:editing-cycles>1</meta:editing-cycles>
    <meta:document-statistic meta:table-count="0" meta:image-count="0" meta:object-count="0" meta:page-count="1" meta:paragraph-count="4" meta:word-count="43" meta:character-count="244" meta:non-whitespace-character-count="207"/>
    <meta:generator>LibreOffice/5.1.6.2$Linux_X86_64 LibreOffice_project/10m0$Build-2</meta:generator>
  </office:meta>
</office:document-meta>
</file>